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Tahoma, Helvetica, FreeSans, sans-serif"/>
    <style:font-face style:name="OpenSymbol" svg:font-family="OpenSymbol"/>
    <style:font-face style:name="arial" svg:font-family="arial, sans-serif"/>
    <style:font-face style:name="sans-serif" svg:font-family="sans-serif"/>
    <style:font-face style:name="Times New Roman1" svg:font-family="'Times New Roman'" style:font-family-generic="roman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09cm" fo:margin-left="0cm" fo:margin-right="-0.009cm" table:align="margins"/>
    </style:style>
    <style:style style:name="Tabla1.A" style:family="table-column">
      <style:table-column-properties style:column-width="2.443cm" style:rel-column-width="1385*"/>
    </style:style>
    <style:style style:name="Tabla1.B" style:family="table-column">
      <style:table-column-properties style:column-width="6.055cm" style:rel-column-width="3433*"/>
    </style:style>
    <style:style style:name="Tabla1.C" style:family="table-column">
      <style:table-column-properties style:column-width="4.251cm" style:rel-column-width="2410*"/>
    </style:style>
    <style:style style:name="Tabla1.D" style:family="table-column">
      <style:table-column-properties style:column-width="4.26cm" style:rel-column-width="241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fo:color="#000000" style:font-name="Times New Roman" fo:font-size="10pt" style:font-size-asian="10pt" style:font-size-complex="10pt"/>
    </style:style>
    <style:style style:name="P4" style:family="paragraph" style:parent-style-name="Standard" style:list-style-name="">
      <style:paragraph-properties fo:margin-left="0cm" fo:margin-right="0.736cm" fo:margin-top="0.051cm" fo:margin-bottom="0cm" fo:line-height="150%" fo:text-indent="0cm" style:auto-text-indent="false" style:text-autospace="non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0pt" style:font-size-asian="10pt" style:font-size-complex="10pt"/>
    </style:style>
    <style:style style:name="P6" style:family="paragraph" style:parent-style-name="Footer">
      <style:paragraph-properties fo:text-align="end" style:justify-single-word="false"/>
    </style:style>
    <style:style style:name="T1" style:family="text">
      <style:text-properties style:font-name="Times New Roman1" fo:font-size="12pt" fo:language="none" fo:country="none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1" fo:font-size="12pt" fo:letter-spacing="0.002cm" fo:language="none" fo:country="none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1" fo:font-size="12pt" fo:letter-spacing="normal" fo:language="none" fo:country="none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1" fo:font-size="12pt" fo:letter-spacing="0.014cm" fo:language="none" fo:country="none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1" fo:font-size="12pt" fo:letter-spacing="0.004cm" fo:language="none" fo:country="none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1" fo:font-size="12pt" fo:letter-spacing="0.016cm" fo:language="none" fo:country="none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1" fo:font-size="12pt" fo:letter-spacing="0.023cm" fo:language="none" fo:country="none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1" fo:font-size="12pt" fo:letter-spacing="0.012cm" fo:language="none" fo:country="none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1" fo:font-size="12pt" fo:letter-spacing="0.025cm" fo:language="none" fo:country="none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1" fo:font-size="12pt" fo:letter-spacing="0.019cm" fo:language="none" fo:country="none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1" fo:font-size="12pt" fo:letter-spacing="0.018cm" fo:language="none" fo:country="none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1" fo:font-size="12pt" fo:letter-spacing="-0.004cm" fo:language="none" fo:country="none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1" fo:font-size="12pt" fo:letter-spacing="-0.009cm" fo:language="none" fo:country="none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1" fo:font-size="12pt" fo:letter-spacing="-0.005cm" fo:language="none" fo:country="none" style:font-name-asian="Times New Roman1" style:font-size-asian="12pt" style:font-name-complex="Times New Roman1" style:font-size-complex="12pt"/>
    </style:style>
    <style:style style:name="T15" style:family="text">
      <style:text-properties style:font-name="Times New Roman1" fo:font-size="12pt" fo:letter-spacing="-0.011cm" fo:language="none" fo:country="none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1" fo:font-size="12pt" fo:letter-spacing="0.005cm" fo:language="none" fo:country="none" style:font-name-asian="Times New Roman1" style:font-size-asian="12pt" style:font-name-complex="Times New Roman1" style:font-size-complex="12pt"/>
    </style:style>
    <style:style style:name="T17" style:family="text">
      <style:text-properties fo:font-variant="normal" fo:text-transform="none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</text:span><text:span text:style-name="T2">l</text:span><text:span text:style-name="T3">abora</text:span><text:span text:style-name="T4"> </text:span><text:span text:style-name="T3">u</text:span><text:span text:style-name="T5">n</text:span><text:span text:style-name="T3">a</text:span><text:span text:style-name="T6"> </text:span><text:span text:style-name="T2">t</text:span><text:span text:style-name="T3">ab</text:span><text:span text:style-name="T2">l</text:span><text:span text:style-name="T3">a</text:span><text:span text:style-name="T7"> </text:span><text:span text:style-name="T3">co</text:span><text:span text:style-name="T2">m</text:span><text:span text:style-name="T3">p</text:span><text:span text:style-name="T5">a</text:span><text:span text:style-name="T3">ra</text:span><text:span text:style-name="T2">ti</text:span><text:span text:style-name="T3">va</text:span><text:span text:style-name="T8"> </text:span><text:span text:style-name="T3">de</text:span><text:span text:style-name="T7"> </text:span><text:span text:style-name="T2">l</text:span><text:span text:style-name="T3">as</text:span><text:span text:style-name="T9"> </text:span><text:span text:style-name="T3">ca</text:span><text:span text:style-name="T5">r</text:span><text:span text:style-name="T3">ac</text:span><text:span text:style-name="T2">t</text:span><text:span text:style-name="T5">e</text:span><text:span text:style-name="T3">r</text:span><text:span text:style-name="T2">í</text:span><text:span text:style-name="T3">s</text:span><text:span text:style-name="T2">ti</text:span><text:span text:style-name="T3">cas</text:span><text:span text:style-name="T6"> </text:span><text:span text:style-name="T3">e</text:span><text:span text:style-name="T10"> </text:span><text:span text:style-name="T2">i</text:span><text:span text:style-name="T5">n</text:span><text:span text:style-name="T3">conven</text:span><text:span text:style-name="T2">i</text:span><text:span text:style-name="T3">en</text:span><text:span text:style-name="T2">t</text:span><text:span text:style-name="T3">es</text:span><text:span text:style-name="T8"> </text:span><text:span text:style-name="T3">de</text:span><text:span text:style-name="T11"> </text:span><text:span text:style-name="T2">l</text:span><text:span text:style-name="T5">o</text:span><text:span text:style-name="T3">s</text:span><text:span text:style-name="T11"> </text:span><text:span text:style-name="T3">pr</text:span><text:span text:style-name="T2">i</text:span><text:span text:style-name="T3">nc</text:span><text:span text:style-name="T2">i</text:span><text:span text:style-name="T3">pa</text:span><text:span text:style-name="T2">l</text:span><text:span text:style-name="T3">es </text:span><text:span text:style-name="T2">l</text:span><text:span text:style-name="T3">en</text:span><text:span text:style-name="T12">g</text:span><text:span text:style-name="T5">u</text:span><text:span text:style-name="T3">a</text:span><text:span text:style-name="T2">j</text:span><text:span text:style-name="T3">es</text:span><text:span text:style-name="T13"> </text:span><text:span text:style-name="T3">de</text:span><text:span text:style-name="T12"> </text:span><text:span text:style-name="T3">s</text:span><text:span text:style-name="T5">c</text:span><text:span text:style-name="T3">r</text:span><text:span text:style-name="T2">i</text:span><text:span text:style-name="T3">pt</text:span><text:span text:style-name="T14"> </text:span><text:span text:style-name="T3">del </text:span><text:span text:style-name="T2">l</text:span><text:span text:style-name="T5">a</text:span><text:span text:style-name="T3">do</text:span><text:span text:style-name="T12"> </text:span><text:span text:style-name="T3">serv</text:span><text:span text:style-name="T2">i</text:span><text:span text:style-name="T3">dor:</text:span><text:span text:style-name="T15"> </text:span><text:span text:style-name="T2">P</text:span><text:span text:style-name="T3">H</text:span><text:span text:style-name="T2">P</text:span><text:span text:style-name="T3">,</text:span><text:span text:style-name="T13"> </text:span><text:span text:style-name="T16">J</text:span><text:span text:style-name="T3">SP y</text:span><text:span text:style-name="T15"> </text:span><text:span text:style-name="T3">A</text:span><text:span text:style-name="T2">SP</text:span><text:span text:style-name="T3">.</text:span></text:p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PHP</text:p>
          </table:table-cell>
          <table:table-cell table:style-name="Tabla1.A1" office:value-type="string">
            <text:p text:style-name="P1">JSP</text:p>
          </table:table-cell>
          <table:table-cell table:style-name="Tabla1.D1" office:value-type="string">
            <text:p text:style-name="P1">ASP</text:p>
          </table:table-cell>
        </table:table-row>
        <table:table-row>
          <table:table-cell table:style-name="Tabla1.A2" office:value-type="string">
            <text:p text:style-name="P1">Propósito</text:p>
          </table:table-cell>
          <table:table-cell table:style-name="Tabla1.A2" office:value-type="string">
            <text:p text:style-name="P1">Aplicaciones web con acceso a BBDD</text:p>
          </table:table-cell>
          <table:table-cell table:style-name="Tabla1.A2" office:value-type="string">
            <text:p text:style-name="P1">Tecnología orientada a crear páginas web en programación Java</text:p>
          </table:table-cell>
          <table:table-cell table:style-name="Tabla1.D2" office:value-type="string">
            <text:p text:style-name="P1">Interacción de los scripts con el servidor SMTP que integra ISS.</text:p>
          </table:table-cell>
        </table:table-row>
        <table:table-row>
          <table:table-cell table:style-name="Tabla1.A2" office:value-type="string">
            <text:p text:style-name="P1">Distribución</text:p>
          </table:table-cell>
          <table:table-cell table:style-name="Tabla1.A2" office:value-type="string">
            <text:p text:style-name="P1">Libre</text:p>
          </table:table-cell>
          <table:table-cell table:style-name="Tabla1.A2" office:value-type="string">
            <text:p text:style-name="P1">Libre</text:p>
          </table:table-cell>
          <table:table-cell table:style-name="Tabla1.D2" office:value-type="string">
            <text:p text:style-name="P1">No es libre</text:p>
          </table:table-cell>
        </table:table-row>
        <table:table-row>
          <table:table-cell table:style-name="Tabla1.A2" office:value-type="string">
            <text:p text:style-name="P1">Metodología</text:p>
          </table:table-cell>
          <table:table-cell table:style-name="Tabla1.A2" office:value-type="string">
            <text:p text:style-name="P1">Estructurada / Orientada a objetos</text:p>
          </table:table-cell>
          <table:table-cell table:style-name="Tabla1.A2" office:value-type="string">
            <text:p text:style-name="P1">Orientada a objetos</text:p>
          </table:table-cell>
          <table:table-cell table:style-name="Tabla1.D2" office:value-type="string">
            <text:p text:style-name="P1">Orientado a objetos</text:p>
          </table:table-cell>
        </table:table-row>
        <table:table-row>
          <table:table-cell table:style-name="Tabla1.A2" office:value-type="string">
            <text:p text:style-name="P1">Ventajas</text:p>
          </table:table-cell>
          <table:table-cell table:style-name="Tabla1.A2" office:value-type="string">
            <text:p text:style-name="P2"><text:span text:style-name="T17">Sencillo</text:span> </text:p>
            <text:p text:style-name="P2"><text:span text:style-name="T17">Lo soportan la mayoría de las plataformas</text:span> </text:p>
            <text:p text:style-name="P2"><text:span text:style-name="T17">Puede mezclarse con código HTML</text:span> </text:p>
          </table:table-cell>
          <table:table-cell table:style-name="Tabla1.A2" office:value-type="string">
            <text:p text:style-name="P3"><text:span text:style-name="T17">Es posible ejecutar las aplicaciones en múltiples plataformas sin cambios</text:span> </text:p>
            <text:p text:style-name="P3"><text:span text:style-name="T17">bien estructurado y resulta fácil de leer si se conoce bien el lenguaje</text:span> </text:p>
          </table:table-cell>
          <table:table-cell table:style-name="Tabla1.D2" office:value-type="string">
            <text:p text:style-name="P1">Buena comunicación con las BBDD. </text:p>
            <text:p text:style-name="P1">Soporta múltiples lenguajes de programación.</text:p>
          </table:table-cell>
        </table:table-row>
        <table:table-row>
          <table:table-cell table:style-name="Tabla1.A2" office:value-type="string">
            <text:p text:style-name="P1">Inconvenientes</text:p>
          </table:table-cell>
          <table:table-cell table:style-name="Tabla1.A2" office:value-type="string">
            <text:p text:style-name="P2"><text:span text:style-name="T17">Es necesario disponer de un servidor web que soporte PHP.</text:span></text:p>
            <text:p text:style-name="P5"><text:span text:style-name="T17">Es fácil que se colapse cuando el número de peticiones de descarga de páginas aumenta al ser interpretado por un servidor.</text:span></text:p>
            <text:p text:style-name="P5"><text:span text:style-name="T17"/></text:p>
          </table:table-cell>
          <table:table-cell table:style-name="Tabla1.A2" office:value-type="string">
            <text:p text:style-name="P1">Hay que tener una máquina virtual de Java para poder ejecutarlo.</text:p>
            <text:p text:style-name="P2"><text:span text:style-name="T17">Bastante complejo.</text:span> </text:p>
          </table:table-cell>
          <table:table-cell table:style-name="Tabla1.D2" office:value-type="string">
            <text:p text:style-name="P1">Sólo funciona en Microsoft Windows, aun que existen alternativas para poder usarlas en otros SO.</text:p>
            <text:p text:style-name="P2"><text:span text:style-name="T17">No es abierto. </text:span></text:p>
            <text:p text:style-name="P2"><text:span text:style-name="T17">No es fácil de leer e interpretar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Tahoma, Helvetica, FreeSans, sans-serif"/>
    <style:font-face style:name="OpenSymbol" svg:font-family="OpenSymbol"/>
    <style:font-face style:name="arial" svg:font-family="arial, sans-serif"/>
    <style:font-face style:name="sans-serif" svg:font-family="sans-serif"/>
    <style:font-face style:name="Times New Roman1" svg:font-family="'Times New Roman'" style:font-family-generic="roman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aura Martín Vicente - 2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a martin</meta:initial-creator>
    <meta:creation-date>2020-09-23T13:47:47.15</meta:creation-date>
    <dc:date>2020-10-17T12:59:35.54</dc:date>
    <dc:creator>laura martin</dc:creator>
    <meta:editing-duration>PT28M2S</meta:editing-duration>
    <meta:editing-cycles>5</meta:editing-cycles>
    <meta:generator>OpenOffice/4.1.7$Win32 OpenOffice.org_project/417m1$Build-9800</meta:generator>
    <meta:document-statistic meta:table-count="1" meta:image-count="0" meta:object-count="0" meta:page-count="1" meta:paragraph-count="33" meta:word-count="192" meta:character-count="1198"/>
  </office:meta>
</office:document-meta>
</file>